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lineLayoutManager.getChangedKnuthElements( List oldList , int alig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lineLayoutManager.createArea( boolean hasInline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lineLayoutManager.getInline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LayoutManager.addAreas( PositionIterator parentIter , LayoutContext context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5">
            <text:p text:style-name="Table_20_Contents">25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InlineLayoutManager.getExtraIPD( boolean isNotFirst , boolean isNotLa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lineLayoutManager.hasLeadingFence( boolean isNotFir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lineLayoutManager.mustKeepTogether( LayoutManager l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lineLayoutManager.getAuxiliary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lineLayoutManager.addChildArea( Area child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lineLayoutManager.getSpace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LayoutManager.InlineLayoutManager( InlineLevel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LayoutManager.hasTrailingFence( boolean isNotLa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lineLayoutManager.addKnuthElementsForBorderPaddingStart( List return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lineLayoutManager.getNextKnuthElements( LayoutContext context , int alignment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31">
            <text:p text:style-name="Table_20_Contents">31</text:p>
          </table:table-cell>
          <table:table-cell office:value-type="float" office:value="122">
            <text:p text:style-name="Table_20_Contents">122</text:p>
          </table:table-cell>
        </table:table-row>
        <table:table-row>
          <table:table-cell office:value-type="string">
            <text:p text:style-name="Table_20_Contents">InlineLayoutManager.setTraits( boolean isNotFirst , boolean isNotLa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lineLayoutManager.mustKeepToge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LayoutManager.getSpace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LayoutManager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InlineLayoutManager.addKnuthElementsForBorderPaddingEnd( List return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